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dy" svg:font-family="Body, sans-serif"/>
    <style:font-face style:name="Consolas1" svg:font-family="Consolas, 'Courier New', monospace"/>
    <style:font-face style:name="Consolas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Whitney" svg:font-family="Whitney, 'Helvetica Neue', Helvetica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495cm" table:align="left"/>
    </style:style>
    <style:style style:name="Tableau1.A" style:family="table-column">
      <style:table-column-properties style:column-width="1.409cm"/>
    </style:style>
    <style:style style:name="Tableau1.B" style:family="table-column">
      <style:table-column-properties style:column-width="0.504cm"/>
    </style:style>
    <style:style style:name="Tableau1.C" style:family="table-column">
      <style:table-column-properties style:column-width="0.399cm"/>
    </style:style>
    <style:style style:name="Tableau1.H" style:family="table-column">
      <style:table-column-properties style:column-width="0.425cm"/>
    </style:style>
    <style:style style:name="Tableau1.L" style:family="table-column">
      <style:table-column-properties style:column-width="0.61cm"/>
    </style:style>
    <style:style style:name="Tableau1.M" style:family="table-column">
      <style:table-column-properties style:column-width="0.589cm"/>
    </style:style>
    <style:style style:name="Tableau1.S" style:family="table-column">
      <style:table-column-properties style:column-width="0.69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49cm" fo:border="none"/>
    </style:style>
    <style:style style:name="Tableau1.3" style:family="table-row">
      <style:table-row-properties fo:background-color="#f1f1f1">
        <style:background-image/>
      </style:table-row-properties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color="#000000" fo:font-weight="bold" officeooo:rsid="0015c9f2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60%" fo:padding="0cm" fo:border="none"/>
    </style:style>
    <style:style style:name="P9" style:family="paragraph" style:parent-style-name="Text_20_body">
      <style:paragraph-properties fo:margin-top="0cm" fo:margin-bottom="0cm" loext:contextual-spacing="false" fo:line-height="160%" fo:padding="0cm" fo:border="none"/>
      <style:text-properties style:font-name="Body" loext:padding="0cm" loext:border="none"/>
    </style:style>
    <style:style style:name="P10" style:family="paragraph" style:parent-style-name="Text_20_body">
      <style:paragraph-properties fo:break-before="page"/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Text_20_body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158945" officeooo:paragraph-rsid="00158945" style:font-name-asian="SimSun" style:font-size-asian="18pt" style:font-weight-asian="bold" style:font-name-complex="Arial" style:font-size-complex="18pt" style:font-weight-complex="bold"/>
    </style:style>
    <style:style style:name="P12" style:family="paragraph" style:parent-style-name="Standard">
      <style:text-properties officeooo:rsid="000aa44b" officeooo:paragraph-rsid="000aa44b"/>
    </style:style>
    <style:style style:name="P13" style:family="paragraph" style:parent-style-name="Standard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aa44b" officeooo:paragraph-rsid="000aa44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8pt" fo:font-weight="bold" officeooo:rsid="000aa44b" officeooo:paragraph-rsid="000aa44b" style:font-size-asian="28pt" style:font-weight-asian="bold" style:font-size-complex="28pt" style:font-weight-complex="bold"/>
    </style:style>
    <style:style style:name="P16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000000"/>
    </style:style>
    <style:style style:name="P17" style:family="paragraph" style:parent-style-name="Standard">
      <style:paragraph-properties style:line-height-at-least="0.503cm"/>
      <style:text-properties fo:color="#d4d4d4" style:font-name="Consolas1" fo:font-size="10.5pt" fo:font-weight="normal" officeooo:paragraph-rsid="0017dfad" fo:background-color="#000000"/>
    </style:style>
    <style:style style:name="P18" style:family="paragraph" style:parent-style-name="Standard">
      <style:paragraph-properties style:line-height-at-least="0.503cm"/>
      <style:text-properties fo:color="#d4d4d4" fo:background-color="#000000"/>
    </style:style>
    <style:style style:name="P19" style:family="paragraph" style:parent-style-name="Standard">
      <style:paragraph-properties style:line-height-at-least="0.503cm"/>
      <style:text-properties fo:color="#d4d4d4" officeooo:paragraph-rsid="00195815" fo:background-color="#000000"/>
    </style:style>
    <style:style style:name="P20" style:family="paragraph" style:parent-style-name="Standard">
      <style:paragraph-properties style:line-height-at-least="0.503cm"/>
      <style:text-properties fo:background-color="#000000"/>
    </style:style>
    <style:style style:name="P21" style:family="paragraph" style:parent-style-name="Standard">
      <style:paragraph-properties fo:break-before="page"/>
      <style:text-properties fo:color="#333333" style:font-name="Header" fo:font-size="18pt" fo:font-style="normal" fo:font-weight="normal" officeooo:rsid="000aa44b" officeooo:paragraph-rsid="0010e576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5c9f2" officeooo:paragraph-rsid="0015c9f2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5c9f2" officeooo:paragraph-rsid="00178eca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15c9f2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bold" officeooo:rsid="0015c9f2" officeooo:paragraph-rsid="00178eca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fo:font-weight="bold" officeooo:rsid="0015c9f2" officeooo:paragraph-rsid="00178eca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bbbbbb" fo:letter-spacing="normal" loext:padding="0cm" loext:border="none"/>
    </style:style>
    <style:style style:name="P29" style:family="paragraph" style:parent-style-name="Heading_20_2"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Heading_20_2">
      <style:text-properties officeooo:rsid="000aa44b" officeooo:paragraph-rsid="000aa44b"/>
    </style:style>
    <style:style style:name="P31" style:family="paragraph" style:parent-style-name="Heading_20_2">
      <style:text-properties officeooo:rsid="00158945" officeooo:paragraph-rsid="00158945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333333" style:font-name="Header" fo:letter-spacing="normal" fo:font-style="normal" fo:font-weight="normal" officeooo:rsid="0015c9f2" officeooo:paragraph-rsid="00178eca" style:font-weight-asian="bold" style:font-weight-complex="bold"/>
    </style:style>
    <style:style style:name="P33" style:family="paragraph" style:parent-style-name="Heading_20_2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333333" style:font-name="Header" fo:letter-spacing="normal" fo:font-style="normal" fo:font-weight="normal"/>
    </style:style>
    <style:style style:name="P34" style:family="paragraph" style:parent-style-name="Heading_20_2">
      <style:paragraph-properties fo:margin-left="0cm" fo:margin-right="0cm" fo:margin-top="1.323cm" fo:margin-bottom="0.247cm" loext:contextual-spacing="false" fo:line-height="140%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font-name="Header" fo:font-style="normal" fo:font-weight="normal" loext:padding="0cm" loext:border="none"/>
    </style:style>
    <style:style style:name="P35" style:family="paragraph" style:parent-style-name="Heading_20_2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style:font-name="Header" fo:font-style="normal" fo:font-weight="normal" officeooo:rsid="0015c9f2" style:font-weight-asian="bold" style:font-weight-complex="bold" loext:padding="0cm" loext:border="none"/>
    </style:style>
    <style:style style:name="P36" style:family="paragraph" style:parent-style-name="Heading_20_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37" style:family="paragraph" style:parent-style-name="Heading_20_2">
      <style:paragraph-properties fo:break-before="page"/>
      <style:text-properties fo:font-variant="normal" fo:text-transform="none" fo:color="#333333" style:font-name="Header" fo:letter-spacing="normal" fo:font-style="normal" fo:font-weight="normal"/>
    </style:style>
    <style:style style:name="P38" style:family="paragraph" style:parent-style-name="Heading_20_2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1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0e576"/>
    </style:style>
    <style:style style:name="P42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11333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</style:style>
    <style:style style:name="P44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45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6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/>
    </style:style>
    <style:style style:name="P47" style:family="paragraph" style:parent-style-name="Heading_20_3">
      <style:text-properties fo:font-variant="normal" fo:text-transform="none" fo:color="#333333" style:font-name="Header" fo:letter-spacing="normal" fo:font-style="normal" fo:font-weight="normal" officeooo:rsid="00158945" officeooo:paragraph-rsid="00158945"/>
    </style:style>
    <style:style style:name="P48" style:family="paragraph" style:parent-style-name="Heading_20_3">
      <style:text-properties fo:color="#333333" style:font-name="Header" fo:font-size="18pt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49" style:family="paragraph" style:parent-style-name="Heading_20_3">
      <style:text-properties officeooo:rsid="00158945" officeooo:paragraph-rsid="00158945"/>
    </style:style>
    <style:style style:name="P50" style:family="paragraph" style:parent-style-name="Heading_20_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51" style:family="paragraph" style:parent-style-name="Heading_20_3">
      <style:paragraph-properties fo:margin-left="0cm" fo:margin-right="0cm" fo:margin-top="1.323cm" fo:margin-bottom="1.323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52" style:family="paragraph" style:parent-style-name="Heading_20_3">
      <style:paragraph-properties fo:break-before="page"/>
      <style:text-properties fo:color="#333333" style:font-name="Header" fo:font-size="18pt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53" style:family="paragraph" style:parent-style-name="Heading_20_3">
      <style:paragraph-properties fo:break-before="page"/>
      <style:text-properties fo:font-variant="normal" fo:text-transform="none" fo:color="#333333" style:font-name="Header" fo:font-size="18pt" fo:letter-spacing="normal" fo:font-style="normal" fo:font-weight="normal" style:font-name-asian="SimSun" style:font-size-asian="18pt" style:font-weight-asian="bold" style:font-name-complex="Arial" style:font-size-complex="18pt" style:font-weight-complex="bold"/>
    </style:style>
    <style:style style:name="P54" style:family="paragraph" style:parent-style-name="Heading_20_3">
      <style:paragraph-properties fo:margin-top="0cm" fo:margin-bottom="0cm" loext:contextual-spacing="false" fo:line-height="140%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55" style:family="paragraph" style:parent-style-name="Table_20_Contents">
      <style:text-properties fo:font-size="2pt" style:font-size-asian="2pt" style:font-size-complex="2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0a0a0a" style:font-name="Consolas" fo:font-weight="normal" fo:background-color="#f9f9f9" loext:char-shading-value="0" loext:padding="0.049cm" loext:border="0.06pt solid #cacaca"/>
    </style:style>
    <style:style style:name="T2" style:family="text">
      <style:text-properties fo:color="#0a0a0a" fo:background-color="#f9f9f9" loext:char-shading-value="0" loext:padding="0.049cm" loext:border="0.06pt solid #cacaca"/>
    </style:style>
    <style:style style:name="T3" style:family="text">
      <style:text-properties fo:font-variant="normal" fo:text-transform="none" fo:color="#0a0a0a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4" style:family="text">
      <style:text-properties fo:font-variant="normal" fo:text-transform="none" fo:color="#0a0a0a" fo:letter-spacing="normal" fo:background-color="#f9f9f9" loext:char-shading-value="0" loext:padding="0.049cm" loext:border="0.06pt solid #cacaca"/>
    </style:style>
    <style:style style:name="T5" style:family="text">
      <style:text-properties fo:font-variant="normal" fo:text-transform="none" fo:color="#0a0a0a" style:font-name="Header" fo:letter-spacing="normal" fo:font-style="normal" fo:font-weight="normal" fo:background-color="#f9f9f9" loext:char-shading-value="0" style:font-name-asian="SimSun" style:font-name-complex="Arial" loext:padding="0cm" loext:border="none"/>
    </style:style>
    <style:style style:name="T6" style:family="text">
      <style:text-properties fo:font-variant="normal" fo:text-transform="none" fo:color="#333333" style:font-name="Body" fo:font-size="12pt" fo:letter-spacing="normal" fo:font-style="normal"/>
    </style:style>
    <style:style style:name="T7" style:family="text">
      <style:text-properties fo:font-variant="normal" fo:text-transform="none" fo:color="#333333" style:font-name="Body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Body" fo:font-size="12pt" fo:letter-spacing="normal" fo:font-style="italic" fo:font-weight="normal"/>
    </style:style>
    <style:style style:name="T9" style:family="text">
      <style:text-properties fo:font-variant="normal" fo:text-transform="none" fo:color="#333333" style:font-name="Header" fo:letter-spacing="normal" fo:font-style="normal" fo:font-weight="normal"/>
    </style:style>
    <style:style style:name="T10" style:family="text">
      <style:text-properties fo:font-variant="normal" fo:text-transform="none" fo:color="#333333" style:font-name="Header" fo:letter-spacing="normal" fo:font-style="normal" fo:font-weight="normal" style:font-name-asian="SimSun" style:font-name-complex="Arial" loext:padding="0cm" loext:border="none"/>
    </style:style>
    <style:style style:name="T11" style:family="text">
      <style:text-properties fo:font-variant="normal" fo:text-transform="none" fo:color="#333333" style:font-name="Header" fo:font-size="18pt" fo:letter-spacing="normal" fo:font-style="normal" fo:font-weight="normal" officeooo:rsid="000aa44b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2" style:family="text">
      <style:text-properties fo:font-variant="normal" fo:text-transform="none" fo:color="#333333" style:font-name="Header" fo:font-size="18pt" fo:letter-spacing="normal" fo:font-style="normal" fo:font-weight="normal" officeooo:rsid="000aa44b" fo:background-color="#f9f9f9" loext:char-shading-value="0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3" style:family="text">
      <style:text-properties fo:font-variant="normal" fo:text-transform="none" fo:color="#333333" style:font-name="Header" fo:font-size="14pt" fo:letter-spacing="normal" fo:font-style="normal" fo:font-weight="normal" style:font-name-asian="SimSun" style:font-size-asian="14pt" style:font-weight-asian="bold" style:font-name-complex="Arial" style:font-size-complex="14pt" style:font-weight-complex="bold"/>
    </style:style>
    <style:style style:name="T14" style:family="text">
      <style:text-properties fo:font-variant="normal" fo:text-transform="none" fo:color="#df5000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15" style:family="text">
      <style:text-properties fo:font-variant="normal" fo:text-transform="none" fo:color="#a71d5d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16" style:family="text">
      <style:text-properties fo:font-variant="normal" fo:text-transform="none" style:font-name="Header" fo:font-style="normal" fo:font-weight="normal" loext:padding="0cm" loext:border="none"/>
    </style:style>
    <style:style style:name="T17" style:family="text">
      <style:text-properties fo:font-variant="normal" fo:text-transform="none" fo:color="#ed1c24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8" style:family="text">
      <style:text-properties fo:font-variant="normal" fo:text-transform="none" fo:color="#969896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style:font-name-asian="SimSun" style:font-name-complex="Arial"/>
    </style:style>
    <style:style style:name="T21" style:family="text">
      <style:text-properties fo:font-variant="normal" fo:text-transform="none" fo:color="#1779ba" style:text-line-through-style="none" style:text-line-through-type="none" style:font-name="Body" fo:font-size="12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86b3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3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24" style:family="text">
      <style:text-properties fo:font-variant="normal" fo:text-transform="none" style:font-name="Whitney" fo:font-size="12pt" fo:letter-spacing="normal" fo:font-style="normal" fo:font-weight="normal"/>
    </style:style>
    <style:style style:name="T25" style:family="text">
      <style:text-properties fo:font-variant="normal" fo:text-transform="none" fo:color="#795da3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6" style:family="text">
      <style:text-properties style:font-name="Body" loext:padding="0cm" loext:border="none"/>
    </style:style>
    <style:style style:name="T27" style:family="text">
      <style:text-properties fo:color="#df5000" style:font-name="Consolas" fo:font-weight="normal" fo:background-color="#f9f9f9" loext:char-shading-value="0" loext:padding="0.049cm" loext:border="0.06pt solid #cacaca"/>
    </style:style>
    <style:style style:name="T28" style:family="text">
      <style:text-properties fo:color="#a71d5d" style:font-name="Consolas" fo:font-weight="normal" fo:background-color="#f9f9f9" loext:char-shading-value="0" loext:padding="0.049cm" loext:border="0.06pt solid #cacaca"/>
    </style:style>
    <style:style style:name="T29" style:family="text">
      <style:text-properties fo:color="#0086b3" style:font-name="Consolas" fo:font-weight="normal" fo:background-color="#f9f9f9" loext:char-shading-value="0" loext:padding="0.049cm" loext:border="0.06pt solid #cacac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969896" style:font-name="Consolas" fo:font-weight="normal" fo:background-color="#f9f9f9" loext:char-shading-value="0" loext:padding="0.049cm" loext:border="0.06pt solid #cacaca"/>
    </style:style>
    <style:style style:name="T32" style:family="text">
      <style:text-properties fo:font-size="18pt" style:font-name-asian="SimSun" style:font-size-asian="18pt" style:font-weight-asian="bold" style:font-name-complex="Arial" style:font-size-complex="18pt" style:font-weight-complex="bold"/>
    </style:style>
    <style:style style:name="T33" style:family="text">
      <style:text-properties style:font-name="Helvetica Neue" fo:font-size="12pt" fo:font-style="normal" fo:font-weight="normal"/>
    </style:style>
    <style:style style:name="T34" style:family="text">
      <style:text-properties officeooo:rsid="0015c9f2"/>
    </style:style>
    <style:style style:name="T35" style:family="text">
      <style:text-properties officeooo:rsid="0016f7d8"/>
    </style:style>
    <style:style style:name="T36" style:family="text">
      <style:text-properties officeooo:rsid="00178eca"/>
    </style:style>
    <style:style style:name="T37" style:family="text">
      <style:text-properties fo:color="#569cd6"/>
    </style:style>
    <style:style style:name="T38" style:family="text">
      <style:text-properties fo:color="#d4d4d4" style:font-name="Consolas1" fo:font-size="10.5pt" fo:font-weight="normal"/>
    </style:style>
    <style:style style:name="T39" style:family="text">
      <style:text-properties fo:color="#9cdcfe"/>
    </style:style>
    <style:style style:name="T40" style:family="text">
      <style:text-properties fo:color="#9cdcfe" style:font-name="Consolas1" fo:font-size="10.5pt" fo:font-weight="normal"/>
    </style:style>
    <style:style style:name="T41" style:family="text">
      <style:text-properties style:font-name="Consolas1" fo:font-size="10.5pt" fo:font-weight="normal"/>
    </style:style>
    <style:style style:name="T42" style:family="text">
      <style:text-properties fo:color="#ce9178"/>
    </style:style>
    <style:style style:name="T43" style:family="text">
      <style:text-properties fo:color="#ce9178" style:font-name="Consolas1" fo:font-size="10.5pt" fo:font-weight="normal"/>
    </style:style>
    <style:style style:name="T44" style:family="text">
      <style:text-properties fo:color="#b5cea8" style:font-name="Consolas1" fo:font-size="10.5pt" fo:font-weight="normal"/>
    </style:style>
    <style:style style:name="T45" style:family="text">
      <style:text-properties fo:color="#dcdcaa"/>
    </style:style>
    <style:style style:name="T46" style:family="text">
      <style:text-properties fo:color="#dcdcaa" style:font-name="Consolas1" fo:font-size="10.5pt" fo:font-weight="normal"/>
    </style:style>
    <style:style style:name="T47" style:family="text">
      <style:text-properties fo:color="#6a9955"/>
    </style:style>
    <style:style style:name="T48" style:family="text">
      <style:text-properties fo:color="#6a9955" style:font-name="Consolas1" fo:font-size="10.5pt" fo:font-weight="normal"/>
    </style:style>
    <style:style style:name="T49" style:family="text">
      <style:text-properties fo:color="#6a9955" style:font-name="Consolas1" fo:font-size="10.5pt" fo:font-weight="normal" officeooo:rsid="00195815"/>
    </style:style>
    <style:style style:name="T50" style:family="text">
      <style:text-properties officeooo:rsid="0018c65e"/>
    </style:style>
    <style:style style:name="T51" style:family="text">
      <style:text-properties fo:color="#795da3" style:font-name="Consolas" fo:font-weight="normal" fo:background-color="#f9f9f9" loext:char-shading-value="0" loext:padding="0.049cm" loext:border="0.06pt solid #cacac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avascript</text:p>
      <text:p text:style-name="P14"/>
      <text:p text:style-name="P14">IMPORTANT</text:p>
      <text:p text:style-name="P12"/>
      <text:h text:style-name="P30" text:outline-level="2"><text:span text:style-name="T9">Opérateur ternaire</text:span></text:h>
      <text:p text:style-name="P2">L’opérateur ternaire est un raccourci de la condition if/else, avec sa propre syntaxe :</text:p>
      <text:p text:style-name="P40"><text:span text:style-name="Source_20_Text"><text:span text:style-name="T3">condition ? expr1 : expr2</text:span></text:span></text:p>
      <text:p text:style-name="P4"><text:span text:style-name="T7">SI la condition est vraie, l’opérateur renverra la valeur d’</text:span><text:span text:style-name="Source_20_Text"><text:span text:style-name="T3">expr1</text:span></text:span><text:span text:style-name="T7">; dans le cas contraire, il renverra la valeur de </text:span><text:span text:style-name="Source_20_Text"><text:span text:style-name="T3">expr2</text:span></text:span><text:span text:style-name="T7">. Par exemple, on peut afficher un message différent en fonction d’une variable :</text:span></text:p>
      <text:p text:style-name="P40"><text:span text:style-name="Source_20_Text"><text:span text:style-name="T14">"Le prix est : "</text:span></text:span><text:span text:style-name="Source_20_Text"><text:span text:style-name="T3"> + (estMembre ? </text:span></text:span><text:span text:style-name="Source_20_Text"><text:span text:style-name="T14">"15 €"</text:span></text:span><text:span text:style-name="Source_20_Text"><text:span text:style-name="T3"> : </text:span></text:span><text:span text:style-name="Source_20_Text"><text:span text:style-name="T14">"30 €"</text:span></text:span><text:span text:style-name="Source_20_Text"><text:span text:style-name="T3">)</text:span></text:span></text:p>
      <text:p text:style-name="P12"/>
      <text:p text:style-name="P12"/>
      <text:p text:style-name="P13">Moi : Comme dans Excel:D</text:p>
      <text:p text:style-name="P13"/>
      <text:h text:style-name="P29" text:outline-level="2"/>
      <text:h text:style-name="P38" text:outline-level="2">Opérateur ||</text:h>
      <text:p text:style-name="P4"><text:span text:style-name="T7">Pour que le résultat d’une opération OU sur deux booléens soit </text:span><text:span text:style-name="Source_20_Text"><text:span text:style-name="T3">true</text:span></text:span><text:span text:style-name="T7">, il faut que au moins une des deux expressions soit </text:span><text:span text:style-name="Source_20_Text"><text:span text:style-name="T3">true</text:span></text:span><text:span text:style-name="T7">. Dans le cas où les deux expressions sont </text:span><text:span text:style-name="Source_20_Text"><text:span text:style-name="T3">false</text:span></text:span><text:span text:style-name="T7">, la valeur renvoyée est </text:span><text:span text:style-name="Source_20_Text"><text:span text:style-name="T3">false</text:span></text:span><text:span text:style-name="T7">.</text:span></text:p>
      <text:p text:style-name="P40"><text:span text:style-name="Source_20_Text"><text:span text:style-name="T15">var</text:span></text:span><text:span text:style-name="Source_20_Text"><text:span text:style-name="T3"> x = 15;</text:span></text:span></text:p>
      <text:p text:style-name="P44"><text:span text:style-name="Source_20_Text"><text:span text:style-name="T15">var</text:span></text:span><text:span text:style-name="Source_20_Text"><text:span text:style-name="T3"> y = 17;</text:span></text:span></text:p>
      <text:p text:style-name="P44"><text:span text:style-name="Source_20_Text"><text:span text:style-name="T15">if</text:span></text:span><text:span text:style-name="Source_20_Text"><text:span text:style-name="T3"> (x === 15 || y === 35) {</text:span></text:span></text:p>
      <text:p text:style-name="P44"><text:span text:style-name="Source_20_Text"><text:span text:style-name="T4"><text:s text:c="2"/></text:span></text:span><text:span text:style-name="Source_20_Text"><text:span text:style-name="T3">instruction1;</text:span></text:span></text:p>
      <text:p text:style-name="P44"><text:span text:style-name="Source_20_Text"><text:span text:style-name="T3">};</text:span></text:span></text:p>
      <text:p text:style-name="P4"><text:span text:style-name="T7">Dans ce cas </text:span><text:span text:style-name="Source_20_Text"><text:span text:style-name="T3">instruction1</text:span></text:span><text:span text:style-name="T7"> sera exécuté car au moins </text:span><text:span text:style-name="Source_20_Text"><text:span text:style-name="T3">x</text:span></text:span><text:span text:style-name="T7"> vaut bien 15.</text:span></text:p>
      <text:h text:style-name="P29" text:outline-level="2">Opérateur &amp;&amp;</text:h>
      <text:p text:style-name="P4"><text:span text:style-name="T7">Pour que le résultat d’une opération ET sur deux booléens soit </text:span><text:span text:style-name="Source_20_Text"><text:span text:style-name="T3">true</text:span></text:span><text:span text:style-name="T7">, il faut que les deux soit </text:span><text:span text:style-name="Source_20_Text"><text:span text:style-name="T3">true</text:span></text:span><text:span text:style-name="T7"> (vrai). Dans les autres cas la valeur renvoyée est </text:span><text:span text:style-name="Source_20_Text"><text:span text:style-name="T3">false</text:span></text:span><text:span text:style-name="T7"> (faux).</text:span></text:p>
      <text:p text:style-name="P2">Example :</text:p>
      <text:p text:style-name="P40"><text:span text:style-name="Source_20_Text"><text:span text:style-name="T15">var</text:span></text:span><text:span text:style-name="Source_20_Text"><text:span text:style-name="T3"> x = 15;</text:span></text:span></text:p>
      <text:p text:style-name="P44"><text:span text:style-name="Source_20_Text"><text:span text:style-name="T15">var</text:span></text:span><text:span text:style-name="Source_20_Text"><text:span text:style-name="T3"> y = 17;</text:span></text:span></text:p>
      <text:p text:style-name="P44"><text:span text:style-name="Source_20_Text"><text:span text:style-name="T15">if</text:span></text:span><text:span text:style-name="Source_20_Text"><text:span text:style-name="T3"> (x === 15 &amp;&amp; y === 17) {</text:span></text:span></text:p>
      <text:p text:style-name="P44"><text:span text:style-name="Source_20_Text"><text:span text:style-name="T4"><text:s text:c="2"/></text:span></text:span><text:span text:style-name="Source_20_Text"><text:span text:style-name="T3">instruction1;</text:span></text:span></text:p>
      <text:p text:style-name="P44"><text:span text:style-name="Source_20_Text"><text:span text:style-name="T3">};</text:span></text:span></text:p>
      <text:p text:style-name="P4"><text:span text:style-name="T7">Dans ce cas </text:span><text:span text:style-name="Source_20_Text"><text:span text:style-name="T3">instruction1</text:span></text:span><text:span text:style-name="T7"> sera executé car </text:span><text:span text:style-name="Source_20_Text"><text:span text:style-name="T3">x</text:span></text:span><text:span text:style-name="T7"> vaut 15 ET </text:span><text:span text:style-name="Source_20_Text"><text:span text:style-name="T3">y</text:span></text:span><text:span text:style-name="T7"> vaut 17.</text:span></text:p>
      <text:p text:style-name="P4"><text:span text:style-name="T7"/></text:p>
      <text:h text:style-name="P36" text:outline-level="2">Informations</text:h>
      <text:section text:style-name="Sect1" text:name="exerslide-slide-17">
        <text:p text:style-name="P8"><text:span text:style-name="T26">Il existe certains cas particulier d’équivalence (typecast) avec l’opérateur </text:span><text:span text:style-name="Source_20_Text"><text:span text:style-name="T1">==</text:span></text:span><text:span text:style-name="T26">:</text:span></text:p>
        <text:p text:style-name="P39"><text:span text:style-name="Source_20_Text"><text:span text:style-name="T2"><text:s/></text:span></text:span><text:span text:style-name="Source_20_Text"><text:span text:style-name="T1">0 == </text:span></text:span><text:span text:style-name="Source_20_Text"><text:span text:style-name="T29">false</text:span></text:span></text:p>
        <text:p text:style-name="P43"><text:span text:style-name="Source_20_Text"><text:span text:style-name="T2"><text:s/></text:span></text:span><text:span text:style-name="Source_20_Text"><text:span text:style-name="T27">''</text:span></text:span><text:span text:style-name="Source_20_Text"><text:span text:style-name="T1"> == </text:span></text:span><text:span text:style-name="Source_20_Text"><text:span text:style-name="T29">false</text:span></text:span></text:p>
        <text:p text:style-name="P43"><text:span text:style-name="Source_20_Text"><text:span text:style-name="T2"><text:s/></text:span></text:span><text:span text:style-name="Source_20_Text"><text:span text:style-name="T29">null</text:span></text:span><text:span text:style-name="Source_20_Text"><text:span text:style-name="T1"> == </text:span></text:span><text:span text:style-name="Source_20_Text"><text:span text:style-name="T29">undefined</text:span></text:span></text:p>
      </text:section>
      <text:p text:style-name="P22"><text:span text:style-name="T7"><text:line-break/></text:span></text:p>
      <text:p text:style-name="P1"><text:span text:style-name="T10"/></text:p>
      <text:p text:style-name="P10"><text:span text:style-name="T10">Le mot clé </text:span><text:span text:style-name="Source_20_Text"><text:span text:style-name="T5">break</text:span></text:span><text:span text:style-name="T10"> :</text:span></text:p>
      <text:p text:style-name="P40"><text:span text:style-name="Source_20_Text"><text:span text:style-name="T15">var</text:span></text:span><text:span text:style-name="Source_20_Text"><text:span text:style-name="T3"> arr = [1, 2, 100, 4];</text:span></text:span></text:p>
      <text:p text:style-name="P44"/>
      <text:p text:style-name="P44"><text:span text:style-name="Source_20_Text"><text:span text:style-name="T15">for</text:span></text:span><text:span text:style-name="Source_20_Text"><text:span text:style-name="T3"> (</text:span></text:span><text:span text:style-name="Source_20_Text"><text:span text:style-name="T15">var</text:span></text:span><text:span text:style-name="Source_20_Text"><text:span text:style-name="T3"> i = 0; i &lt; arr.length; i++) {</text:span></text:span></text:p>
      <text:p text:style-name="P44"><text:span text:style-name="Source_20_Text"><text:span text:style-name="T4"><text:s text:c="2"/></text:span></text:span><text:span text:style-name="Source_20_Text"><text:span text:style-name="T15">if</text:span></text:span><text:span text:style-name="Source_20_Text"><text:span text:style-name="T3"> (arr[i] === 100) { </text:span></text:span><text:span text:style-name="Source_20_Text"><text:span text:style-name="T15">break</text:span></text:span><text:span text:style-name="Source_20_Text"><text:span text:style-name="T3">; }</text:span></text:span></text:p>
      <text:p text:style-name="P44"><text:span text:style-name="Source_20_Text"><text:span text:style-name="T4"><text:s text:c="2"/></text:span></text:span><text:span text:style-name="Source_20_Text"><text:span text:style-name="T3">arr[i] = arr[i] - 1;</text:span></text:span></text:p>
      <text:p text:style-name="P44"><text:span text:style-name="Source_20_Text"><text:span text:style-name="T3">}</text:span></text:span></text:p>
      <text:p text:style-name="P4"><text:span text:style-name="T7">Si la valeur du tableau arr est de 100, nous arretons (break) la boucle.</text:span></text:p>
      <text:p text:style-name="P2">Le résultat est donc</text:p>
      <text:p text:style-name="P40"><text:span text:style-name="Source_20_Text"><text:span text:style-name="T3">[0, 1, 100, 4]</text:span></text:span></text:p>
      <text:p text:style-name="P4"><text:span text:style-name="T11">Le mot clé </text:span><text:span text:style-name="Source_20_Text"><text:span text:style-name="T12">continue</text:span></text:span><text:span text:style-name="T11"> :</text:span></text:p>
      <text:p text:style-name="P40"><text:span text:style-name="Source_20_Text"><text:span text:style-name="T15">var</text:span></text:span><text:span text:style-name="Source_20_Text"><text:span text:style-name="T3"> arr = [1, 2, 100, 4];</text:span></text:span></text:p>
      <text:p text:style-name="P44"/>
      <text:p text:style-name="P44"><text:span text:style-name="Source_20_Text"><text:span text:style-name="T15">for</text:span></text:span><text:span text:style-name="Source_20_Text"><text:span text:style-name="T3"> (</text:span></text:span><text:span text:style-name="Source_20_Text"><text:span text:style-name="T15">var</text:span></text:span><text:span text:style-name="Source_20_Text"><text:span text:style-name="T3"> i = 0; i &lt; arr.length; i++) {</text:span></text:span></text:p>
      <text:p text:style-name="P44"><text:span text:style-name="Source_20_Text"><text:span text:style-name="T4"><text:s text:c="2"/></text:span></text:span><text:span text:style-name="Source_20_Text"><text:span text:style-name="T15">if</text:span></text:span><text:span text:style-name="Source_20_Text"><text:span text:style-name="T3"> (arr[i] === 100) { </text:span></text:span><text:span text:style-name="Source_20_Text"><text:span text:style-name="T15">continue</text:span></text:span><text:span text:style-name="Source_20_Text"><text:span text:style-name="T3">; }</text:span></text:span></text:p>
      <text:p text:style-name="P44"><text:span text:style-name="Source_20_Text"><text:span text:style-name="T4"><text:s text:c="2"/></text:span></text:span><text:span text:style-name="Source_20_Text"><text:span text:style-name="T3">arr[i] = arr[i] - 1;</text:span></text:span></text:p>
      <text:p text:style-name="P44"><text:span text:style-name="Source_20_Text"><text:span text:style-name="T3">}</text:span></text:span></text:p>
      <text:p text:style-name="P4"><text:span text:style-name="T7">Si la valeur du tableau arr est de 100, nous continuons la boucle (</text:span><text:span text:style-name="T17">sans iteration sur cette valeur du tableau</text:span><text:span text:style-name="T7">). Nous avons donc ‘sauté’ la valeur 100. le résultat est donc:</text:span></text:p>
      <text:p text:style-name="P40"><text:span text:style-name="Source_20_Text"><text:span text:style-name="T3">[0, 1, 100, 3]</text:span></text:span></text:p>
      <text:h text:style-name="P48" text:outline-level="3"><text:span text:style-name="T19"/></text:h>
      <text:h text:style-name="P52" text:outline-level="3"><text:span text:style-name="T19">substring</text:span></text:h>
      <text:list xml:id="list1468158173" text:style-name="L1">
        <text:list-item>
          <text:p text:style-name="P3">String.substring(index, length)</text:p>
        </text:list-item>
      </text:list>
      <text:p text:style-name="P4"><text:span text:style-name="T7">Retourne une sous string de l’original, depuis une position (</text:span><text:span text:style-name="Emphasis"><text:span text:style-name="T8">index</text:span></text:span><text:span text:style-name="T7">) specifié par le premier paramètre, et continuant jusqu’à une certaine taille (</text:span><text:span text:style-name="Emphasis"><text:span text:style-name="T8">length</text:span></text:span><text:span text:style-name="T7">).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5"/>
        <table:table-column table:style-name="Tableau1.H"/>
        <table:table-column table:style-name="Tableau1.C" table:number-columns-repeated="2"/>
        <table:table-column table:style-name="Tableau1.H"/>
        <table:table-column table:style-name="Tableau1.L"/>
        <table:table-column table:style-name="Tableau1.M"/>
        <table:table-column table:style-name="Tableau1.L" table:number-columns-repeated="5"/>
        <table:table-column table:style-name="Tableau1.S"/>
        <table:table-header-rows>
          <table:table-row table:style-name="Tableau1.1">
            <table:table-cell table:style-name="Tableau1.A1" office:value-type="string">
              <text:p text:style-name="P46">String</text:p>
            </table:table-cell>
            <table:table-cell table:style-name="Tableau1.A1" office:value-type="string">
              <text:p text:style-name="P46">H</text:p>
            </table:table-cell>
            <table:table-cell table:style-name="Tableau1.A1" office:value-type="string">
              <text:p text:style-name="P46">e</text:p>
            </table:table-cell>
            <table:table-cell table:style-name="Tableau1.A1" office:value-type="string">
              <text:p text:style-name="P46">l</text:p>
            </table:table-cell>
            <table:table-cell table:style-name="Tableau1.A1" office:value-type="string">
              <text:p text:style-name="P46">l</text:p>
            </table:table-cell>
            <table:table-cell table:style-name="Tableau1.A1" office:value-type="string">
              <text:p text:style-name="P46">o</text:p>
            </table:table-cell>
            <table:table-cell table:style-name="Tableau1.A1" office:value-type="string">
              <text:p text:style-name="P45"/>
            </table:table-cell>
            <table:table-cell table:style-name="Tableau1.A1" office:value-type="string">
              <text:p text:style-name="P46">p</text:p>
            </table:table-cell>
            <table:table-cell table:style-name="Tableau1.A1" office:value-type="string">
              <text:p text:style-name="P46">l</text:p>
            </table:table-cell>
            <table:table-cell table:style-name="Tableau1.A1" office:value-type="string">
              <text:p text:style-name="P46">a</text:p>
            </table:table-cell>
            <table:table-cell table:style-name="Tableau1.A1" office:value-type="string">
              <text:p text:style-name="P46">n</text:p>
            </table:table-cell>
            <table:table-cell table:style-name="Tableau1.A1" office:value-type="string">
              <text:p text:style-name="P46">e</text:p>
            </table:table-cell>
            <table:table-cell table:style-name="Tableau1.A1" office:value-type="string">
              <text:p text:style-name="P46">t</text:p>
            </table:table-cell>
            <table:table-cell table:style-name="Tableau1.A1" office:value-type="string">
              <text:p text:style-name="P45"/>
            </table:table-cell>
            <table:table-cell table:style-name="Tableau1.A1" office:value-type="string">
              <text:p text:style-name="P46">E</text:p>
            </table:table-cell>
            <table:table-cell table:style-name="Tableau1.A1" office:value-type="string">
              <text:p text:style-name="P46">a</text:p>
            </table:table-cell>
            <table:table-cell table:style-name="Tableau1.A1" office:value-type="string">
              <text:p text:style-name="P46">r</text:p>
            </table:table-cell>
            <table:table-cell table:style-name="Tableau1.A1" office:value-type="string">
              <text:p text:style-name="P46">t</text:p>
            </table:table-cell>
            <table:table-cell table:style-name="Tableau1.A1" office:value-type="string">
              <text:p text:style-name="P46">h</text:p>
            </table:table-cell>
          </table:table-row>
        </table:table-header-rows>
        <table:table-row>
          <table:table-cell table:style-name="Tableau1.A1" office:value-type="string">
            <text:p text:style-name="P56">Index</text:p>
          </table:table-cell>
          <table:table-cell table:style-name="Tableau1.A1" office:value-type="string">
            <text:p text:style-name="P56">0</text:p>
          </table:table-cell>
          <table:table-cell table:style-name="Tableau1.A1" office:value-type="string">
            <text:p text:style-name="P56">1</text:p>
          </table:table-cell>
          <table:table-cell table:style-name="Tableau1.A1" office:value-type="string">
            <text:p text:style-name="P56">2</text:p>
          </table:table-cell>
          <table:table-cell table:style-name="Tableau1.A1" office:value-type="string">
            <text:p text:style-name="P56">3</text:p>
          </table:table-cell>
          <table:table-cell table:style-name="Tableau1.A1" office:value-type="string">
            <text:p text:style-name="P56">4</text:p>
          </table:table-cell>
          <table:table-cell table:style-name="Tableau1.A1" office:value-type="string">
            <text:p text:style-name="P56">5</text:p>
          </table:table-cell>
          <table:table-cell table:style-name="Tableau1.A1" office:value-type="string">
            <text:p text:style-name="P56">6</text:p>
          </table:table-cell>
          <table:table-cell table:style-name="Tableau1.A1" office:value-type="string">
            <text:p text:style-name="P56">7</text:p>
          </table:table-cell>
          <table:table-cell table:style-name="Tableau1.A1" office:value-type="string">
            <text:p text:style-name="P56">8</text:p>
          </table:table-cell>
          <table:table-cell table:style-name="Tableau1.A1" office:value-type="string">
            <text:p text:style-name="P56">9</text:p>
          </table:table-cell>
          <table:table-cell table:style-name="Tableau1.A1" office:value-type="string">
            <text:p text:style-name="P56">10</text:p>
          </table:table-cell>
          <table:table-cell table:style-name="Tableau1.A1" office:value-type="string">
            <text:p text:style-name="P56">11</text:p>
          </table:table-cell>
          <table:table-cell table:style-name="Tableau1.A1" office:value-type="string">
            <text:p text:style-name="P56">12</text:p>
          </table:table-cell>
          <table:table-cell table:style-name="Tableau1.A1" office:value-type="string">
            <text:p text:style-name="P56">13</text:p>
          </table:table-cell>
          <table:table-cell table:style-name="Tableau1.A1" office:value-type="string">
            <text:p text:style-name="P56">14</text:p>
          </table:table-cell>
          <table:table-cell table:style-name="Tableau1.A1" office:value-type="string">
            <text:p text:style-name="P56">15</text:p>
          </table:table-cell>
          <table:table-cell table:style-name="Tableau1.A1" office:value-type="string">
            <text:p text:style-name="P56">16</text:p>
          </table:table-cell>
          <table:table-cell table:style-name="Tableau1.A1" office:value-type="string">
            <text:p text:style-name="P56">17</text:p>
          </table:table-cell>
        </table:table-row>
        <table:table-row table:style-name="Tableau1.3">
          <table:table-cell table:style-name="Tableau1.A1" office:value-type="string">
            <text:p text:style-name="P56">Length</text:p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6">1</text:p>
          </table:table-cell>
          <table:table-cell table:style-name="Tableau1.A1" office:value-type="string">
            <text:p text:style-name="P56">2</text:p>
          </table:table-cell>
          <table:table-cell table:style-name="Tableau1.A1" office:value-type="string">
            <text:p text:style-name="P56">3</text:p>
          </table:table-cell>
          <table:table-cell table:style-name="Tableau1.A1" office:value-type="string">
            <text:p text:style-name="P56">4</text:p>
          </table:table-cell>
          <table:table-cell table:style-name="Tableau1.A1" office:value-type="string">
            <text:p text:style-name="P56">5</text:p>
          </table:table-cell>
          <table:table-cell table:style-name="Tableau1.A1" office:value-type="string">
            <text:p text:style-name="P56">6</text:p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55"/>
          </table:table-cell>
        </table:table-row>
      </table:table>
      <text:p text:style-name="P40"><text:span text:style-name="Source_20_Text"><text:span text:style-name="T15">var</text:span></text:span><text:span text:style-name="Source_20_Text"><text:span text:style-name="T3"> str = </text:span></text:span><text:span text:style-name="Source_20_Text"><text:span text:style-name="T14">"Hello planet Earth"</text:span></text:span><text:span text:style-name="Source_20_Text"><text:span text:style-name="T3">;</text:span></text:span></text:p>
      <text:p text:style-name="P44"><text:span text:style-name="Source_20_Text"><text:span text:style-name="T15">var</text:span></text:span><text:span text:style-name="Source_20_Text"><text:span text:style-name="T3"> part = str.substring(6, 6); </text:span></text:span><text:span text:style-name="Source_20_Text"><text:span text:style-name="T18">// planet</text:span></text:span></text:p>
      <text:p text:style-name="P13"/>
      <text:p text:style-name="P21"><text:span text:style-name="T20">MATH</text:span></text:p>
      <text:h text:style-name="P29" text:outline-level="2">Les méthodes</text:h>
      <text:list xml:id="list3461333199" text:style-name="L2">
        <text:list-item>
          <text:p text:style-name="P5"><text:span text:style-name="T7">Valeur Absolu: </text:span><text:span text:style-name="Source_20_Text"><text:span text:style-name="T3">Math.abs()</text:span></text:span><text:span text:style-name="T7"> permet d’obtenir la valeur absolu.</text:span></text:p>
        </text:list-item>
        <text:list-item>
          <text:p text:style-name="P5"><text:span text:style-name="T7">Valeur Max: </text:span><text:span text:style-name="Source_20_Text"><text:span text:style-name="T3">Math.max()</text:span></text:span><text:span text:style-name="T7"> permet d’obtenir la valeur maximum.</text:span></text:p>
        </text:list-item>
        <text:list-item>
          <text:p text:style-name="P5"><text:span text:style-name="T7">Valeur Min: </text:span><text:span text:style-name="Source_20_Text"><text:span text:style-name="T3">Math.min()</text:span></text:span><text:span text:style-name="T7"> permet d’obtenir la valeur minimum.</text:span></text:p>
        </text:list-item>
        <text:list-item>
          <text:p text:style-name="P5"><text:span text:style-name="T7">Logarithme: </text:span><text:span text:style-name="Source_20_Text"><text:span text:style-name="T3">Math.log(nbr)</text:span></text:span><text:span text:style-name="T7"> permet d’obtenir le logarithme de nbr.</text:span></text:p>
        </text:list-item>
        <text:list-item>
          <text:p text:style-name="P5"><text:span text:style-name="T7">Random: </text:span><text:span text:style-name="Source_20_Text"><text:span text:style-name="T3">Math.random()</text:span></text:span><text:span text:style-name="T7"> permet d’obtenir une valeur decimal aleatoire entre 0 et 1.</text:span></text:p>
        </text:list-item>
        <text:list-item>
          <text:p text:style-name="P5"><text:span text:style-name="T7">Tangeante: </text:span><text:span text:style-name="Source_20_Text"><text:span text:style-name="T3">Math.tan(nbr)</text:span></text:span><text:span text:style-name="T7"> permet d’obtenir la tangeante de nbr.</text:span></text:p>
        </text:list-item>
        <text:list-item>
          <text:p text:style-name="P5"><text:span text:style-name="T7">SQRT (square root): </text:span><text:span text:style-name="Source_20_Text"><text:span text:style-name="T3">Math.sqrt(nbr)</text:span></text:span><text:span text:style-name="T7"> permet d’obtenir la racine carré de nbr.</text:span></text:p>
        </text:list-item>
        <text:list-item>
          <text:p text:style-name="P5"><text:span text:style-name="T7">Floor: </text:span><text:span text:style-name="Source_20_Text"><text:span text:style-name="T3">Math.floor(nbr)</text:span></text:span><text:span text:style-name="T7"> permet d’obtenir le nombre nbr arrondi au dessous, s’il est decimale.</text:span></text:p>
        </text:list-item>
        <text:list-item>
          <text:p text:style-name="P5"><text:span text:style-name="T7">Ceil: </text:span><text:span text:style-name="Source_20_Text"><text:span text:style-name="T3">Math.ceil(nbr)</text:span></text:span><text:span text:style-name="T7"> permet d’obtenir le nombre nbr arrondi au dessus, s’il est decimale.</text:span></text:p>
        </text:list-item>
        <text:list-item>
          <text:p text:style-name="P41"><text:span text:style-name="Source_20_Text"><text:span text:style-name="T3">Math.floor</text:span></text:span></text:p>
        </text:list-item>
        <text:list-item>
          <text:p text:style-name="P42"><text:span text:style-name="Source_20_Text"><text:span text:style-name="T3">Math.random</text:span></text:span></text:p>
        </text:list-item>
      </text:list>
      <text:h text:style-name="P51" text:outline-level="3">Astuce</text:h>
      <text:p text:style-name="P2">Voici une formule tres utile qui vous aidera a obtenir un chiffre aléatoire entre 2 valeurs:</text:p>
      <text:p text:style-name="P40"><text:span text:style-name="Source_20_Text"><text:span text:style-name="T3">Math.floor(Math.random() * (max - min + 1)) + min;</text:span></text:span></text:p>
      <text:p text:style-name="Text_20_body"><text:line-break/></text:p>
      <text:h text:style-name="P37" text:outline-level="2">Modulo %</text:h>
      <text:p text:style-name="P4"><text:span text:style-name="T7">L’opérateur modulo, que l’on écrit </text:span><text:span text:style-name="Source_20_Text"><text:span text:style-name="T3">%</text:span></text:span><text:span text:style-name="T7"> nous permet de récuperer le reste d’une division euclidienne.</text:span></text:p>
      <text:p text:style-name="P40"><text:span text:style-name="Source_20_Text"><text:span text:style-name="T15">var</text:span></text:span><text:span text:style-name="Source_20_Text"><text:span text:style-name="T3"> test = 12 % 5;</text:span></text:span></text:p>
      <text:p text:style-name="P44"><text:span text:style-name="Source_20_Text"><text:span text:style-name="T3">console.log(test); </text:span></text:span><text:span text:style-name="Source_20_Text"><text:span text:style-name="T18">// 2</text:span></text:span></text:p>
      <text:p text:style-name="Text_20_body"/>
      <text:h text:style-name="P53" text:outline-level="3">charAt</text:h>
      <text:p text:style-name="P4"><text:span text:style-name="T7">Retourne le caractère de la chaîne correspondant à la position indiquée en paramètre de </text:span><text:span text:style-name="Source_20_Text"><text:span text:style-name="T3">charAt()</text:span></text:span><text:span text:style-name="T7">. Le premier caractère d’une chaîne correspond à l’indice 0. Le dernier caractère correspond donc à l’indice longueur - 1, soit chaine.length-1</text:span></text:p>
      <text:p text:style-name="P40"><text:span text:style-name="Source_20_Text"><text:span text:style-name="T15">var</text:span></text:span><text:span text:style-name="Source_20_Text"><text:span text:style-name="T3"> str = </text:span></text:span><text:span text:style-name="Source_20_Text"><text:span text:style-name="T14">"Hello"</text:span></text:span><text:span text:style-name="Source_20_Text"><text:span text:style-name="T3">;</text:span></text:span></text:p>
      <text:p text:style-name="P44"/>
      <text:p text:style-name="P44"><text:span text:style-name="Source_20_Text"><text:span text:style-name="T3">str.charAt(0); </text:span></text:span><text:span text:style-name="Source_20_Text"><text:span text:style-name="T18">// H</text:span></text:span></text:p>
      <text:p text:style-name="P44"><text:span text:style-name="Source_20_Text"><text:span text:style-name="T3">str.charAt(3); </text:span></text:span><text:span text:style-name="Source_20_Text"><text:span text:style-name="T18">// l</text:span></text:span></text:p>
      <text:p text:style-name="P44"><text:span text:style-name="Source_20_Text"><text:span text:style-name="T3">str.charAt(7); </text:span></text:span><text:span text:style-name="Source_20_Text"><text:span text:style-name="T18">// ""</text:span></text:span></text:p>
      <text:p text:style-name="P44"><text:span text:style-name="Source_20_Text"><text:span text:style-name="T18"/></text:span></text:p>
      <text:h text:style-name="P50" text:outline-level="3"><text:span text:style-name="T32">charCodeAt</text:span> et <text:span text:style-name="T32">fromCharCode</text:span></text:h>
      <text:p text:style-name="P4"><text:span text:style-name="Source_20_Text"><text:span text:style-name="T3">charCodeAt</text:span></text:span><text:span text:style-name="T7"> retourne le code ASCII a la place du caractère. C’est une fonction utile pour déplacer des caractères depuis la table ASCII, et donc depuis l’alphabet. </text:span><text:span text:style-name="Source_20_Text"><text:span text:style-name="T3">fromCharCode</text:span></text:span><text:span text:style-name="T7"> fait le contraire, elle retourne un caractère depuis un code ASCII.</text:span></text:p>
      <text:p text:style-name="P40"><text:span text:style-name="Source_20_Text"><text:span text:style-name="T15">var</text:span></text:span><text:span text:style-name="Source_20_Text"><text:span text:style-name="T3"> str = </text:span></text:span><text:span text:style-name="Source_20_Text"><text:span text:style-name="T14">"Hello world"</text:span></text:span><text:span text:style-name="Source_20_Text"><text:span text:style-name="T3">;</text:span></text:span></text:p>
      <text:p text:style-name="P44"/>
      <text:p text:style-name="P44"><text:span text:style-name="Source_20_Text"><text:span text:style-name="T3">str.charCodeAt(0); </text:span></text:span><text:span text:style-name="Source_20_Text"><text:span text:style-name="T18">// 72 <text:s/>car le ASCII de H = 72</text:span></text:span></text:p>
      <text:p text:style-name="P44"><text:span text:style-name="Source_20_Text"><text:span text:style-name="T3">str.charCodeAt(6); </text:span></text:span><text:span text:style-name="Source_20_Text"><text:span text:style-name="T18">// 119 car w = 119 en ASCII</text:span></text:span></text:p>
      <text:p text:style-name="P44"/>
      <text:p text:style-name="P44"><text:span text:style-name="Source_20_Text"><text:span text:style-name="T18">// vous pouvez facilement changer le premier caractere par le suivant</text:span></text:span></text:p>
      <text:p text:style-name="P44"><text:span text:style-name="Source_20_Text"><text:span text:style-name="T3">String.fromCharCode( str.charCodeAt(0) + 1 ); </text:span></text:span><text:span text:style-name="Source_20_Text"><text:span text:style-name="T18">// H devient I</text:span></text:span></text:p>
      <text:h text:style-name="P50" text:outline-level="3">La Table ASCII</text:h>
      <text:p text:style-name="P4"><text:a xlink:type="simple" xlink:href="http://www.asciitable.com/" office:target-frame-name="_blank" xlink:show="new" text:style-name="Internet_20_link" text:visited-style-name="Visited_20_Internet_20_Link"><text:span text:style-name="T21">http://www.asciitable.com/</text:span></text:a></text:p>
      <text:p text:style-name="Text_20_body"/>
      <text:p text:style-name="P11">Array</text:p>
      <text:h text:style-name="P31" text:outline-level="2"><text:span text:style-name="T13">Liste des méthodes des tableaux</text:span></text:h>
      <text:p text:style-name="P40"><text:span text:style-name="Source_20_Text"><text:span text:style-name="T15">var</text:span></text:span><text:span text:style-name="Source_20_Text"><text:span text:style-name="T3"> arr = [10, </text:span></text:span><text:span text:style-name="Source_20_Text"><text:span text:style-name="T14">'hello'</text:span></text:span><text:span text:style-name="Source_20_Text"><text:span text:style-name="T3">, </text:span></text:span><text:span text:style-name="Source_20_Text"><text:span text:style-name="T22">true</text:span></text:span><text:span text:style-name="Source_20_Text"><text:span text:style-name="T3">, [1, 2, 3]];</text:span></text:span></text:p>
      <text:list xml:id="list2035343850" text:style-name="L3">
        <text:list-item>
          <text:p text:style-name="P6"><text:span text:style-name="T7">la méthode </text:span><text:span text:style-name="Source_20_Text"><text:span text:style-name="T3">length</text:span></text:span><text:span text:style-name="T7"> arr.length; nous donnera la taille du tableau.</text:span></text:p>
        </text:list-item>
        <text:list-item>
          <text:p text:style-name="P6"><text:span text:style-name="T7">la méthode </text:span><text:span text:style-name="Source_20_Text"><text:span text:style-name="T3">join</text:span></text:span><text:span text:style-name="T7"> arr.join(’’); reliera votre tableau en string, dans ce cas sans séparateur entre les éléments.</text:span></text:p>
        </text:list-item>
        <text:list-item>
          <text:p text:style-name="P6"><text:span text:style-name="T7">la méthode </text:span><text:span text:style-name="Source_20_Text"><text:span text:style-name="T3">push</text:span></text:span><text:span text:style-name="T7"> arr.push(elem); ajoute elem en tant que dernier élément de votre tableau.</text:span></text:p>
        </text:list-item>
        <text:list-item>
          <text:p text:style-name="P6"><text:span text:style-name="T7">la méthode </text:span><text:span text:style-name="Source_20_Text"><text:span text:style-name="T3">pop</text:span></text:span><text:span text:style-name="T7"> arr.pop(); efface le dernier élément de votre tableau.</text:span></text:p>
        </text:list-item>
        <text:list-item>
          <text:p text:style-name="P6"><text:span text:style-name="T7">la méthode </text:span><text:span text:style-name="Source_20_Text"><text:span text:style-name="T3">shift</text:span></text:span><text:span text:style-name="T7"> arr.shift(); efface le premier élément de votre tableau.</text:span></text:p>
        </text:list-item>
        <text:list-item>
          <text:p text:style-name="P6"><text:span text:style-name="T7">la méthode </text:span><text:span text:style-name="Source_20_Text"><text:span text:style-name="T3">reverse</text:span></text:span><text:span text:style-name="T7"> arr.reverse(); inverse votre tableau</text:span></text:p>
        </text:list-item>
        <text:list-item>
          <text:p text:style-name="P6"><text:span text:style-name="T7">la méthode </text:span><text:span text:style-name="Source_20_Text"><text:span text:style-name="T3">indexOf</text:span></text:span><text:span text:style-name="T7"> arr.indexOf(num); cherchera l’élément num du tableau (attention le premier élément possède l’index 0).</text:span></text:p>
        </text:list-item>
      </text:list>
      <text:h text:style-name="P47" text:outline-level="3">push &amp; pop</text:h>
      <text:p text:style-name="P4"><text:span text:style-name="Source_20_Text"><text:span text:style-name="T3">push</text:span></text:span><text:span text:style-name="T7"> ajoute un ou des éléments à la fin de l’array. </text:span><text:span text:style-name="Source_20_Text"><text:span text:style-name="T3">pop</text:span></text:span><text:span text:style-name="T7"> efface le dernier élément d’un array.</text:span></text:p>
      <text:p text:style-name="P40"><text:span text:style-name="Source_20_Text"><text:span text:style-name="T15">var</text:span></text:span><text:span text:style-name="Source_20_Text"><text:span text:style-name="T3"> arr = [1, 2, 3, 4];</text:span></text:span></text:p>
      <text:p text:style-name="P44"/>
      <text:p text:style-name="P44"><text:span text:style-name="Source_20_Text"><text:span text:style-name="T3">arr.push(5) </text:span></text:span><text:span text:style-name="Source_20_Text"><text:span text:style-name="T18">// [1, 2, 3, 4, 5]</text:span></text:span></text:p>
      <text:p text:style-name="P44"><text:span text:style-name="Source_20_Text"><text:span text:style-name="T3">arr.push(6, 7, 8); </text:span></text:span><text:span text:style-name="Source_20_Text"><text:span text:style-name="T18">// [1, 2, 3, 4, 5, 6, 7, 8]</text:span></text:span></text:p>
      <text:p text:style-name="P44"/>
      <text:p text:style-name="P44"><text:span text:style-name="Source_20_Text"><text:span text:style-name="T3">arr.pop(); </text:span></text:span><text:span text:style-name="Source_20_Text"><text:span text:style-name="T18">// [1, 2, 3, 4, 5, 6, 7]</text:span></text:span></text:p>
      <text:h text:style-name="P50" text:outline-level="3"/>
      <text:h text:style-name="P50" text:outline-level="3">shift &amp; unshift</text:h>
      <text:p text:style-name="P4"><text:span text:style-name="Source_20_Text"><text:span text:style-name="T3">shift</text:span></text:span><text:span text:style-name="T7"> enlève le premier élément d’un array et retourne cet élément. </text:span><text:span text:style-name="Source_20_Text"><text:span text:style-name="T3">unshift</text:span></text:span><text:span text:style-name="T7"> ajoute un élément au début de l’array.</text:span></text:p>
      <text:p text:style-name="P40"><text:span text:style-name="Source_20_Text"><text:span text:style-name="T15">var</text:span></text:span><text:span text:style-name="Source_20_Text"><text:span text:style-name="T3"> arr = [1, 2, 100, 12, -1];</text:span></text:span></text:p>
      <text:p text:style-name="P44"/>
      <text:p text:style-name="P44"><text:span text:style-name="Source_20_Text"><text:span text:style-name="T15">var</text:span></text:span><text:span text:style-name="Source_20_Text"><text:span text:style-name="T3"> first = arr.shift(); </text:span></text:span><text:span text:style-name="Source_20_Text"><text:span text:style-name="T18">// 1</text:span></text:span></text:p>
      <text:p text:style-name="P44"><text:span text:style-name="Source_20_Text"><text:span text:style-name="T18">// arr is now =&gt; [2, 100, 12, -1]</text:span></text:span></text:p>
      <text:p text:style-name="P44"/>
      <text:p text:style-name="P44"><text:span text:style-name="Source_20_Text"><text:span text:style-name="T3">arr.unshift(5000); </text:span></text:span><text:span text:style-name="Source_20_Text"><text:span text:style-name="T18">// arr is now =&gt; [5000, 2, 100, 12, -1]</text:span></text:span></text:p>
      <text:h text:style-name="P49" text:outline-level="3"><text:span text:style-name="T16">reverse</text:span></text:h>
      <text:section text:style-name="Sect1" text:name="exerslide-slide-26">
        <text:p text:style-name="P9">Inverse les éléments dans un array.</text:p>
        <text:p text:style-name="P39"><text:soft-page-break/><text:span text:style-name="Source_20_Text"><text:span text:style-name="T28">var</text:span></text:span><text:span text:style-name="Source_20_Text"><text:span text:style-name="T1"> arr = [1, 2, 100, 12, -1];</text:span></text:span></text:p>
        <text:p text:style-name="P43"><text:span text:style-name="Source_20_Text"><text:span text:style-name="T1">arr.reverse(); </text:span></text:span><text:span text:style-name="Source_20_Text"><text:span text:style-name="T31">// [-1, 12, 100, 2, 1]</text:span></text:span></text:p>
        <text:h text:style-name="P54" text:outline-level="3">sort</text:h>
        <text:p text:style-name="P9">Ordonne les éléments dans l’array à partir de la fonction de comparaison (qui est optionnelle).</text:p>
        <text:p text:style-name="P39"><text:span text:style-name="Source_20_Text"><text:span text:style-name="T28">var</text:span></text:span><text:span text:style-name="Source_20_Text"><text:span text:style-name="T1"> arr = [1, 2, 100, 12, -1];</text:span></text:span></text:p>
        <text:p text:style-name="P43"><text:span text:style-name="Source_20_Text"><text:span text:style-name="T28">var</text:span></text:span><text:span text:style-name="Source_20_Text"><text:span text:style-name="T1"> sorted = arr.sort(); </text:span></text:span><text:span text:style-name="Source_20_Text"><text:span text:style-name="T31">// [-1, 1, 2, 12, 100]</text:span></text:span></text:p>
        <text:h text:style-name="P54" text:outline-level="3">slice</text:h>
        <text:p text:style-name="P9">Retourne une partie de l’array spécifié par deux nombres, l’index de début et de fin.</text:p>
        <text:p text:style-name="P39"><text:span text:style-name="Source_20_Text"><text:span text:style-name="T28">var</text:span></text:span><text:span text:style-name="Source_20_Text"><text:span text:style-name="T1"> arr = [1, 2, 100, 12, -1];</text:span></text:span></text:p>
        <text:p text:style-name="P43"><text:span text:style-name="Source_20_Text"><text:span text:style-name="T28">var</text:span></text:span><text:span text:style-name="Source_20_Text"><text:span text:style-name="T1"> cutArr = arr.slice(1, 3); </text:span></text:span><text:span text:style-name="Source_20_Text"><text:span text:style-name="T31">// [2, 100]</text:span></text:span></text:p>
      </text:section>
      <text:p text:style-name="P22"><text:line-break/><text:span text:style-name="T34">Objet</text:span></text:p>
      <text:p text:style-name="P22"/>
      <text:p text:style-name="P25"><text:span text:style-name="T34">Compréhension </text:span></text:p>
      <text:p text:style-name="P23"><text:tab/><text:tab/><text:tab/><text:tab/><text:tab/><text:span text:style-name="T50">Méthode<text:tab/><text:tab/><text:tab/> <text:s text:c="3"/>Méthode</text:span></text:p>
      <text:p text:style-name="P23"><text:tab/><text:span text:style-name="T30">objet = { <text:tab/>‘prorpiété1’ : ‘valeurA’ <text:tab/>, <text:tab/>‘prop2’ : ‘valB’<text:tab/>, …, …, …}</text:span></text:p>
      <text:p text:style-name="P24"><text:tab/><text:tab/><text:tab/><text:span text:style-name="T36">key0</text:span><text:tab/><text:tab/><text:tab/><text:tab/>,<text:tab/><text:span text:style-name="T36">key1</text:span><text:tab/><text:tab/><text:tab/>,<text:span text:style-name="T36">key2,...</text:span></text:p>
      <text:p text:style-name="P23">Parallèle avec tableau :</text:p>
      <text:p text:style-name="P23"><text:tab/>tableu [<text:tab/>‘va<text:span text:style-name="T35">riable1(valeurX)’<text:tab/><text:tab/>;<text:tab/>‘var2(valY)’<text:tab/><text:tab/>; … ; … ; … ]</text:span></text:p>
      <text:p text:style-name="P24"><text:tab/><text:tab/><text:tab/><text:span text:style-name="T36">index0</text:span><text:tab/><text:tab/><text:tab/><text:tab/>;<text:tab/><text:span text:style-name="T36">index1</text:span><text:tab/><text:tab/><text:tab/>; <text:span text:style-name="T36">index2 ; …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<text:span text:style-name="T37"/></text:p>
            <text:p text:style-name="P16"><text:span text:style-name="T37">var</text:span> <text:span text:style-name="T39">obj</text:span> = {</text:p>
            <text:p text:style-name="P18">    <text:span text:style-name="T43">'name'</text:span><text:span text:style-name="T40">:</text:span><text:span text:style-name="T41"> </text:span><text:span text:style-name="T43">'daniel'</text:span><text:span text:style-name="T41">,</text:span></text:p>
            <text:p text:style-name="P18">    <text:span text:style-name="T43">'action'</text:span><text:span text:style-name="T40">:</text:span><text:span text:style-name="T41"> </text:span><text:span text:style-name="T43">'coding'</text:span><text:span text:style-name="T41">,</text:span></text:p>
            <text:p text:style-name="P18">    <text:span text:style-name="T43">'age'</text:span><text:span text:style-name="T40">:</text:span><text:span text:style-name="T41"> </text:span><text:span text:style-name="T44">30</text:span></text:p>
            <text:p text:style-name="P18">  <text:span text:style-name="T41">};</text:span></text:p>
            <text:p text:style-name="P19">  <text:span text:style-name="T40">console</text:span><text:span text:style-name="T41">.</text:span><text:span text:style-name="T46">log</text:span><text:span text:style-name="T41">(</text:span><text:span text:style-name="T40">obj</text:span><text:span text:style-name="T41">);       </text:span><text:span text:style-name="T48">// </text:span><text:span text:style-name="T49">output { name: 'daniel', action: 'coding', age: 30 }</text:span></text:p>
            <text:p text:style-name="P20"/>
            <text:p text:style-name="P16"><text:span text:style-name="T37">var</text:span> <text:span text:style-name="T39">vehicule</text:span> = {</text:p>
            <text:p text:style-name="P18">    <text:span text:style-name="T43">'type'</text:span><text:span text:style-name="T40">:</text:span><text:span text:style-name="T41"> </text:span><text:span text:style-name="T43">'voiture'</text:span><text:span text:style-name="T41">,</text:span></text:p>
            <text:p text:style-name="P18">    <text:span text:style-name="T43">'nbRoues'</text:span><text:span text:style-name="T40"> :</text:span><text:span text:style-name="T41"> </text:span><text:span text:style-name="T44">5</text:span><text:span text:style-name="T41">,</text:span></text:p>
            <text:p text:style-name="P18">    <text:span text:style-name="T43">'nbPassagerMax'</text:span><text:span text:style-name="T40">:</text:span><text:span text:style-name="T41"> </text:span><text:span text:style-name="T44">4</text:span><text:span text:style-name="T41">,</text:span></text:p>
            <text:p text:style-name="P18">    <text:span text:style-name="T43">'vitesseMax'</text:span><text:span text:style-name="T40">:</text:span><text:span text:style-name="T41"> </text:span><text:span text:style-name="T44">130</text:span><text:span text:style-name="T41">,</text:span></text:p>
            <text:p text:style-name="P18">    <text:span text:style-name="T43">'colorie'</text:span><text:span text:style-name="T40"> :</text:span><text:span text:style-name="T41"> </text:span><text:span text:style-name="T43">"blanc"</text:span></text:p>
            <text:p text:style-name="P18">  <text:span text:style-name="T41">};</text:span></text:p>
            <text:p text:style-name="P18"><text:span text:style-name="T41"/></text:p>
            <text:p text:style-name="P17"><text:span text:style-name="T39">console</text:span>.<text:span text:style-name="T45">log</text:span>(<text:span text:style-name="T39">vehicule</text:span>.<text:span text:style-name="T39">colorie</text:span>);              <text:span text:style-name="T47">// output       "blanc"</text:span></text:p>
            <text:p text:style-name="P16"><text:span text:style-name="T39">console</text:span>.<text:span text:style-name="T45">log</text:span>(<text:span text:style-name="T39">vehicule</text:span>[<text:span text:style-name="T42">'type'</text:span>,<text:span text:style-name="T42">'nbRoues'</text:span>]);    <text:span text:style-name="T47">// output       5</text:span></text:p>
            <text:p text:style-name="P16"><text:span text:style-name="T39">console</text:span>.<text:span text:style-name="T45">log</text:span>(<text:span text:style-name="T39">vehicule</text:span>[<text:span text:style-name="T42">'type'</text:span>]);              <text:span text:style-name="T47">// output       "voiture"</text:span></text:p>
            <text:p text:style-name="P16"><text:span text:style-name="T39">console</text:span>.<text:span text:style-name="T45">log</text:span>(<text:span text:style-name="T39">vehicule</text:span>[<text:span text:style-name="T42">'ptac'</text:span>]);              <text:span text:style-name="T47">// output undefined</text:span></text:p>
            <text:p text:style-name="P18">                                                                        <text:span text:style-name="T40">console</text:span><text:span text:style-name="T41">.</text:span><text:span text:style-name="T46">log</text:span><text:span text:style-name="T41">(</text:span><text:span text:style-name="T43">'/n/n/n'</text:span><text:span text:style-name="T41">)</text:span></text:p>
            <text:p text:style-name="P16"><text:span text:style-name="T37">var</text:span> <text:span text:style-name="T39">limitVitesse</text:span>=<text:span text:style-name="T42">'vitesseMax'</text:span>;</text:p>
            <text:p text:style-name="P20"/>
            <text:p text:style-name="P16"><text:span text:style-name="T39">console</text:span>.<text:span text:style-name="T45">log</text:span>(<text:span text:style-name="T39">vehicule</text:span>.<text:span text:style-name="T39">limitVitesse</text:span>);         <text:span text:style-name="T47">// output undefined</text:span></text:p>
            <text:p text:style-name="P20"><text:span text:style-name="T40">console</text:span><text:span text:style-name="T38">.</text:span><text:span text:style-name="T46">log</text:span><text:span text:style-name="T38">(</text:span><text:span text:style-name="T40">vehicule</text:span><text:span text:style-name="T38">[</text:span><text:span text:style-name="T40">limitVitesse</text:span><text:span text:style-name="T38">]);        </text:span><text:span text:style-name="T48">// output       130</text:span></text:p>
          </table:table-cell>
        </table:table-row>
        <table:table-row>
          <table:table-cell table:style-name="Tableau2.A2" office:value-type="string">
            <text:p text:style-name="P16"/>
          </table:table-cell>
        </table:table-row>
      </table:table>
      <text:p text:style-name="P26"><text:soft-page-break/><text:span text:style-name="T6">Une méthode est une fonction qui est stockée en tant que valeur d’une propriété.</text:span> </text:p>
      <text:p text:style-name="P26"/>
      <text:p text:style-name="P27"><text:span text:style-name="T24">méthodes = obj.function() ................ props = obj.nome</text:span> </text:p>
      <text:p text:style-name="P27"/>
      <text:p text:style-name="P27"/>
      <text:h text:style-name="P32" text:outline-level="2">assign</text:h>
      <text:p text:style-name="P2">Fusionne un objet avec un autre. S’il y a la même propriété dans les deux objets, l’objet de droite à la priorité.</text:p>
      <text:p text:style-name="P40"><text:span text:style-name="Source_20_Text"><text:span text:style-name="T15">var</text:span></text:span><text:span text:style-name="Source_20_Text"><text:span text:style-name="T3"> hey = {</text:span></text:span><text:span text:style-name="Source_20_Text"><text:span text:style-name="T25">a</text:span></text:span><text:span text:style-name="Source_20_Text"><text:span text:style-name="T3"> : 1, </text:span></text:span><text:span text:style-name="Source_20_Text"><text:span text:style-name="T25">b</text:span></text:span><text:span text:style-name="Source_20_Text"><text:span text:style-name="T3">: 2};</text:span></text:span></text:p>
      <text:p text:style-name="P44"><text:span text:style-name="Source_20_Text"><text:span text:style-name="T15">var</text:span></text:span><text:span text:style-name="Source_20_Text"><text:span text:style-name="T3"> oh = {</text:span></text:span><text:span text:style-name="Source_20_Text"><text:span text:style-name="T25">b</text:span></text:span><text:span text:style-name="Source_20_Text"><text:span text:style-name="T3">: 3, </text:span></text:span><text:span text:style-name="Source_20_Text"><text:span text:style-name="T25">c</text:span></text:span><text:span text:style-name="Source_20_Text"><text:span text:style-name="T3">: 4};</text:span></text:span></text:p>
      <text:p text:style-name="P44"><text:span text:style-name="Source_20_Text"><text:span text:style-name="T15">var</text:span></text:span><text:span text:style-name="Source_20_Text"><text:span text:style-name="T3"> yeah = Object.assign(hey, oh);</text:span></text:span></text:p>
      <text:p text:style-name="P44"/>
      <text:p text:style-name="P44"><text:span text:style-name="Source_20_Text"><text:span text:style-name="T3">console.log(yeah); </text:span></text:span><text:span text:style-name="Source_20_Text"><text:span text:style-name="T18">// {a: 1, b: 3, c: 4}</text:span></text:span></text:p>
      <text:h text:style-name="P33" text:outline-level="2">hasOwnProperty</text:h>
      <text:p text:style-name="P2">Détermine si l’objet contient la propriété demandée. Cette méthode retourne un booléen.</text:p>
      <text:p text:style-name="P40"><text:span text:style-name="Source_20_Text"><text:span text:style-name="T15">var</text:span></text:span><text:span text:style-name="Source_20_Text"><text:span text:style-name="T3"> obj = {</text:span></text:span></text:p>
      <text:p text:style-name="P44"><text:span text:style-name="Source_20_Text"><text:span text:style-name="T4"><text:s text:c="4"/></text:span></text:span><text:span text:style-name="Source_20_Text"><text:span text:style-name="T25">a</text:span></text:span><text:span text:style-name="Source_20_Text"><text:span text:style-name="T3">: </text:span></text:span><text:span text:style-name="Source_20_Text"><text:span text:style-name="T14">"hello"</text:span></text:span><text:span text:style-name="Source_20_Text"><text:span text:style-name="T3">,</text:span></text:span></text:p>
      <text:p text:style-name="P44"><text:span text:style-name="Source_20_Text"><text:span text:style-name="T4"><text:s text:c="4"/></text:span></text:span><text:span text:style-name="Source_20_Text"><text:span text:style-name="T25">b</text:span></text:span><text:span text:style-name="Source_20_Text"><text:span text:style-name="T3">: </text:span></text:span><text:span text:style-name="Source_20_Text"><text:span text:style-name="T14">"how"</text:span></text:span><text:span text:style-name="Source_20_Text"><text:span text:style-name="T3">,</text:span></text:span></text:p>
      <text:p text:style-name="P44"><text:span text:style-name="Source_20_Text"><text:span text:style-name="T4"><text:s text:c="4"/></text:span></text:span><text:span text:style-name="Source_20_Text"><text:span text:style-name="T25">c</text:span></text:span><text:span text:style-name="Source_20_Text"><text:span text:style-name="T3">: </text:span></text:span><text:span text:style-name="Source_20_Text"><text:span text:style-name="T14">"are"</text:span></text:span><text:span text:style-name="Source_20_Text"><text:span text:style-name="T3">,</text:span></text:span></text:p>
      <text:p text:style-name="P44"><text:span text:style-name="Source_20_Text"><text:span text:style-name="T4"><text:s text:c="4"/></text:span></text:span><text:span text:style-name="Source_20_Text"><text:span text:style-name="T25">d</text:span></text:span><text:span text:style-name="Source_20_Text"><text:span text:style-name="T3">: </text:span></text:span><text:span text:style-name="Source_20_Text"><text:span text:style-name="T14">"you"</text:span></text:span></text:p>
      <text:p text:style-name="P44"><text:span text:style-name="Source_20_Text"><text:span text:style-name="T3">};</text:span></text:span></text:p>
      <text:p text:style-name="P44"/>
      <text:p text:style-name="P44"><text:span text:style-name="Source_20_Text"><text:span text:style-name="T3">console.log(obj.hasOwnProperty(</text:span></text:span><text:span text:style-name="Source_20_Text"><text:span text:style-name="T14">'a'</text:span></text:span><text:span text:style-name="Source_20_Text"><text:span text:style-name="T3">)); </text:span></text:span><text:span text:style-name="Source_20_Text"><text:span text:style-name="T18">// true</text:span></text:span></text:p>
      <text:p text:style-name="P44"><text:span text:style-name="Source_20_Text"><text:span text:style-name="T3">console.log(obj.hasOwnProperty(</text:span></text:span><text:span text:style-name="Source_20_Text"><text:span text:style-name="T14">'z'</text:span></text:span><text:span text:style-name="Source_20_Text"><text:span text:style-name="T3">)); </text:span></text:span><text:span text:style-name="Source_20_Text"><text:span text:style-name="T18">// false</text:span></text:span></text:p>
      <text:h text:style-name="P35" text:outline-level="2">keys</text:h>
      <text:section text:style-name="Sect1" text:name="exerslide-slide-28">
        <text:p text:style-name="P9">Retourne un array de toutes les clés.</text:p>
        <text:p text:style-name="P39"><text:span text:style-name="Source_20_Text"><text:span text:style-name="T28">var</text:span></text:span><text:span text:style-name="Source_20_Text"><text:span text:style-name="T1"> obj = {</text:span></text:span></text:p>
        <text:p text:style-name="P43"><text:span text:style-name="Source_20_Text"><text:span text:style-name="T2"><text:s text:c="4"/></text:span></text:span><text:span text:style-name="Source_20_Text"><text:span text:style-name="T51">a</text:span></text:span><text:span text:style-name="Source_20_Text"><text:span text:style-name="T1">: </text:span></text:span><text:span text:style-name="Source_20_Text"><text:span text:style-name="T27">"hello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b</text:span></text:span><text:span text:style-name="Source_20_Text"><text:span text:style-name="T1">: </text:span></text:span><text:span text:style-name="Source_20_Text"><text:span text:style-name="T27">"how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c</text:span></text:span><text:span text:style-name="Source_20_Text"><text:span text:style-name="T1">: </text:span></text:span><text:span text:style-name="Source_20_Text"><text:span text:style-name="T27">"are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d</text:span></text:span><text:span text:style-name="Source_20_Text"><text:span text:style-name="T1">: </text:span></text:span><text:span text:style-name="Source_20_Text"><text:span text:style-name="T27">"you"</text:span></text:span></text:p>
        <text:p text:style-name="P43"><text:span text:style-name="Source_20_Text"><text:span text:style-name="T1">};</text:span></text:span></text:p>
        <text:p text:style-name="P43"><text:span text:style-name="Source_20_Text"><text:span text:style-name="T28">var</text:span></text:span><text:span text:style-name="Source_20_Text"><text:span text:style-name="T1"> keys = Object.keys(obj);</text:span></text:span></text:p>
        <text:p text:style-name="P43"/>
        <text:p text:style-name="P43"><text:span text:style-name="Source_20_Text"><text:span text:style-name="T1">console.log(keys); </text:span></text:span><text:span text:style-name="Source_20_Text"><text:span text:style-name="T31">// ['a', 'b', 'c', 'd']</text:span></text:span></text:p>
        <text:h text:style-name="P34" text:outline-level="2"><text:soft-page-break/>values</text:h>
        <text:p text:style-name="P9">Retourne un array de toutes les valeurs.</text:p>
        <text:p text:style-name="P39"><text:span text:style-name="Source_20_Text"><text:span text:style-name="T28">var</text:span></text:span><text:span text:style-name="Source_20_Text"><text:span text:style-name="T1"> obj = {</text:span></text:span></text:p>
        <text:p text:style-name="P43"><text:span text:style-name="Source_20_Text"><text:span text:style-name="T2"><text:s text:c="4"/></text:span></text:span><text:span text:style-name="Source_20_Text"><text:span text:style-name="T51">a</text:span></text:span><text:span text:style-name="Source_20_Text"><text:span text:style-name="T1">: </text:span></text:span><text:span text:style-name="Source_20_Text"><text:span text:style-name="T27">"hello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b</text:span></text:span><text:span text:style-name="Source_20_Text"><text:span text:style-name="T1">: </text:span></text:span><text:span text:style-name="Source_20_Text"><text:span text:style-name="T27">"how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c</text:span></text:span><text:span text:style-name="Source_20_Text"><text:span text:style-name="T1">: </text:span></text:span><text:span text:style-name="Source_20_Text"><text:span text:style-name="T27">"are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d</text:span></text:span><text:span text:style-name="Source_20_Text"><text:span text:style-name="T1">: </text:span></text:span><text:span text:style-name="Source_20_Text"><text:span text:style-name="T27">"you"</text:span></text:span></text:p>
        <text:p text:style-name="P43"><text:span text:style-name="Source_20_Text"><text:span text:style-name="T1">};</text:span></text:span></text:p>
        <text:p text:style-name="P43"><text:span text:style-name="Source_20_Text"><text:span text:style-name="T28">var</text:span></text:span><text:span text:style-name="Source_20_Text"><text:span text:style-name="T1"> values = Object.values(obj);</text:span></text:span></text:p>
        <text:p text:style-name="P43"/>
        <text:p text:style-name="P43"><text:span text:style-name="Source_20_Text"><text:span text:style-name="T1">console.log(values); </text:span></text:span><text:span text:style-name="Source_20_Text"><text:span text:style-name="T31">// ['hello', 'how', 'are', 'you']</text:span></text:span></text:p>
        <text:h text:style-name="P34" text:outline-level="2">entries</text:h>
        <text:p text:style-name="P9">Retourne un array de toutes les clés et valeurs sous forme d’array.</text:p>
        <text:p text:style-name="P39"><text:span text:style-name="Source_20_Text"><text:span text:style-name="T28">var</text:span></text:span><text:span text:style-name="Source_20_Text"><text:span text:style-name="T1"> obj = {</text:span></text:span></text:p>
        <text:p text:style-name="P43"><text:span text:style-name="Source_20_Text"><text:span text:style-name="T2"><text:s text:c="4"/></text:span></text:span><text:span text:style-name="Source_20_Text"><text:span text:style-name="T51">a</text:span></text:span><text:span text:style-name="Source_20_Text"><text:span text:style-name="T1">: </text:span></text:span><text:span text:style-name="Source_20_Text"><text:span text:style-name="T27">"hello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b</text:span></text:span><text:span text:style-name="Source_20_Text"><text:span text:style-name="T1">: </text:span></text:span><text:span text:style-name="Source_20_Text"><text:span text:style-name="T27">"how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c</text:span></text:span><text:span text:style-name="Source_20_Text"><text:span text:style-name="T1">: </text:span></text:span><text:span text:style-name="Source_20_Text"><text:span text:style-name="T27">"are"</text:span></text:span><text:span text:style-name="Source_20_Text"><text:span text:style-name="T1">,</text:span></text:span></text:p>
        <text:p text:style-name="P43"><text:span text:style-name="Source_20_Text"><text:span text:style-name="T2"><text:s text:c="4"/></text:span></text:span><text:span text:style-name="Source_20_Text"><text:span text:style-name="T51">d</text:span></text:span><text:span text:style-name="Source_20_Text"><text:span text:style-name="T1">: </text:span></text:span><text:span text:style-name="Source_20_Text"><text:span text:style-name="T27">"you"</text:span></text:span></text:p>
        <text:p text:style-name="P43"><text:span text:style-name="Source_20_Text"><text:span text:style-name="T1">};</text:span></text:span></text:p>
        <text:p text:style-name="P43"><text:span text:style-name="Source_20_Text"><text:span text:style-name="T28">var</text:span></text:span><text:span text:style-name="Source_20_Text"><text:span text:style-name="T1"> entries = Object.entries(obj);</text:span></text:span></text:p>
        <text:p text:style-name="P43"/>
        <text:p text:style-name="P43"><text:span text:style-name="Source_20_Text"><text:span text:style-name="T1">console.log(entries); </text:span></text:span><text:span text:style-name="Source_20_Text"><text:span text:style-name="T31">// [["a", "hello"], ["b", "how"], ["c", "are"], ["d", "you"]]</text:span></text:span></text:p>
      </text:section>
      <text:p text:style-name="P28"> <text:span text:style-name="T33">29/66 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dy" svg:font-family="Body, sans-serif"/>
    <style:font-face style:name="Consolas1" svg:font-family="Consolas, 'Courier New', monospace"/>
    <style:font-face style:name="Consolas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Whitney" svg:font-family="Whitney, 'Helvetica Neue', Helvetica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06:15.761000000</meta:creation-date>
    <dc:date>2020-06-15T09:20:45.465000000</dc:date>
    <meta:editing-duration>P3DT3H3M45S</meta:editing-duration>
    <meta:editing-cycles>10</meta:editing-cycles>
    <meta:generator>LibreOffice/6.0.6.2$Windows_X86_64 LibreOffice_project/0c292870b25a325b5ed35f6b45599d2ea4458e77</meta:generator>
    <meta:document-statistic meta:table-count="2" meta:image-count="0" meta:object-count="0" meta:page-count="11" meta:paragraph-count="244" meta:word-count="1363" meta:character-count="7940" meta:non-whitespace-character-count="6519"/>
  </office:meta>
</office:document-meta>
</file>